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WW8Num3">
      <style:text-properties style:font-name="Arial Narrow" fo:language="en" fo:country="GB" style:font-name-complex="Arial2"/>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5"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2" style:font-size-complex="14pt"/>
    </style:style>
    <style:style style:name="P6" style:family="paragraph" style:parent-style-name="Standard">
      <style:paragraph-properties fo:margin-left="0.318cm" fo:margin-right="0cm" fo:text-indent="0cm" style:auto-text-indent="false"/>
      <style:text-properties style:font-name="Arial Narrow" style:font-name-complex="Arial2"/>
    </style:style>
    <style:style style:name="P7"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8" style:family="paragraph" style:parent-style-name="Standard">
      <style:paragraph-properties fo:margin-left="0.318cm" fo:margin-right="0cm" fo:text-indent="0cm" style:auto-text-indent="false"/>
      <style:text-properties style:font-name="Arial Narrow" fo:language="en" fo:country="GB" fo:font-weight="bold" style:font-weight-asian="bold" style:font-name-complex="Arial2"/>
    </style:style>
    <style:style style:name="P9" style:family="paragraph" style:parent-style-name="Standard">
      <style:paragraph-properties fo:margin-left="0.318cm" fo:margin-right="0cm" fo:text-indent="0cm" style:auto-text-indent="false"/>
      <style:text-properties fo:color="#000000" loext:opacity="100%" style:font-name="Arial Narrow" fo:language="en" fo:country="GB" style:font-name-complex="Arial2"/>
    </style:style>
    <style:style style:name="P10" style:family="paragraph" style:parent-style-name="Standard" style:list-style-name="" style:master-page-name="Standard">
      <style:paragraph-properties fo:margin-left="0.318cm" fo:margin-right="0cm" fo:text-indent="0cm" style:auto-text-indent="false" style:page-number="auto"/>
    </style:style>
    <style:style style:name="P11" style:family="paragraph" style:parent-style-name="Standard">
      <style:paragraph-properties fo:margin-left="0.319cm" fo:margin-right="0cm" fo:text-indent="0cm" style:auto-text-indent="false"/>
    </style:style>
    <style:style style:name="P12"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13" style:family="paragraph" style:parent-style-name="Standard">
      <style:paragraph-properties fo:margin-left="0.319cm" fo:margin-right="0cm" fo:text-indent="0cm" style:auto-text-indent="false"/>
      <style:text-properties style:font-name="Arial Narrow" fo:font-size="14pt" fo:language="en" fo:country="GB" fo:font-weight="bold" style:font-size-asian="14pt" style:font-weight-asian="bold" style:font-name-complex="Arial2" style:font-size-complex="14pt"/>
    </style:style>
    <style:style style:name="P14" style:family="paragraph" style:parent-style-name="Standard">
      <style:paragraph-properties fo:margin-left="0.319cm" fo:margin-right="0cm" fo:margin-top="0.212cm" fo:margin-bottom="0cm" style:contextual-spacing="false" fo:text-indent="0cm" style:auto-text-indent="false"/>
    </style:style>
    <style:style style:name="P15"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2"/>
    </style:style>
    <style:style style:name="P17" style:family="paragraph" style:parent-style-name="Standard">
      <style:paragraph-properties fo:margin-left="0.319cm" fo:margin-right="0cm" fo:margin-top="0.212cm" fo:margin-bottom="0cm" style:contextual-spacing="false" fo:text-indent="0.93cm" style:auto-text-indent="false"/>
    </style:style>
    <style:style style:name="P18" style:family="paragraph" style:parent-style-name="Standard">
      <style:paragraph-properties fo:margin-left="0.635cm" fo:margin-right="0cm" fo:margin-top="0.212cm" fo:margin-bottom="0cm" style:contextual-spacing="false" fo:text-indent="-0.31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style:font-name="Arial Narrow" fo:language="en" fo:country="GB" style:font-name-complex="Arial2"/>
    </style:style>
    <style:style style:name="T1" style:family="text">
      <style:text-properties style:font-name="Arial Narrow" fo:font-size="18pt" fo:language="en" fo:country="GB" style:font-size-asian="18pt" style:font-name-complex="Arial2" style:font-size-complex="18pt"/>
    </style:style>
    <style:style style:name="T2" style:family="text">
      <style:text-properties style:font-name="Arial Narrow" fo:font-size="14pt" fo:language="en" fo:country="GB" style:font-size-asian="14pt" style:font-name-complex="Arial2" style:font-size-complex="14pt"/>
    </style:style>
    <style:style style:name="T3" style:family="text">
      <style:text-properties style:font-name="Arial Narrow" fo:font-size="14pt" fo:language="en" fo:country="GB" fo:font-weight="bold" style:font-size-asian="14pt" style:font-weight-asian="bold" style:font-name-complex="Arial2" style:font-size-complex="14pt"/>
    </style:style>
    <style:style style:name="T4" style:family="text">
      <style:text-properties style:font-name="Arial Narrow" fo:language="en" fo:country="GB" style:font-name-complex="Arial2"/>
    </style:style>
    <style:style style:name="T5" style:family="text">
      <style:text-properties style:font-name="Arial Narrow" fo:language="en" fo:country="GB" fo:font-weight="bold" style:font-weight-asian="bold" style:font-name-complex="Arial2"/>
    </style:style>
    <style:style style:name="T6" style:family="text">
      <style:text-properties style:font-name="Arial Narrow" fo:language="en" fo:country="GB" style:text-underline-style="solid" style:text-underline-width="auto" style:text-underline-color="font-color" style:font-name-complex="Arial2"/>
    </style:style>
    <style:style style:name="T7" style:family="text">
      <style:text-properties style:font-name="Arial Narrow" style:font-name-complex="Arial2"/>
    </style:style>
    <style:style style:name="T8" style:family="text">
      <style:text-properties style:font-name="Arial Narrow" fo:font-weight="bold" style:font-weight-asian="bold" style:font-name-complex="Arial2"/>
    </style:style>
    <style:style style:name="T9" style:family="text">
      <style:text-properties style:font-name="Arial Narrow" style:font-name-complex="Arial Narrow"/>
    </style:style>
    <style:style style:name="T10" style:family="text">
      <style:text-properties fo:font-size="14pt" style:font-size-asian="14pt" style:font-size-complex="14pt"/>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fo:color="#000000" loext:opacity="100%" style:font-name="Arial Narrow" fo:language="en" fo:country="GB" style:font-name-complex="Arial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1">Operating manual of display</text:span></text:h>
      <text:p text:style-name="P3"><text:span text:style-name="T2">TSDZ2 open source firmware v20.1C </text:span></text:p>
      <text:p text:style-name="P4">modified version of 20 beta 1 (C) </text:p>
      <text:p text:style-name="P3"><text:span text:style-name="T2">adapted to the stock displays, VLCD5 - VLCD6 - XH18</text:span></text:p>
      <text:p text:style-name="P4"/>
      <text:p text:style-name="P11"><text:span text:style-name="T4">Before using the display and the bike, carefully read the manual and the parameter configurator guide.</text:span></text:p>
      <text:p text:style-name="P3"><text:span text:style-name="T4">Consult the laws of your country relating to road traffic with pedal assisted bikes.</text:span></text:p>
      <text:p text:style-name="P14"><text:span text:style-name="T4">The basic operation of the displays remain the same with the Open Source Firmware (OSF).</text:span></text:p>
      <text:p text:style-name="P3"><text:span text:style-name="T4">The following descriptions will never refer to the name of the key used but to the function called, this is because on the various displays, the functions can be called by different buttons.</text:span></text:p>
      <text:p text:style-name="P14"><text:span text:style-name="T4">In particular, we will use: <text:s/>“lights”<text:tab/><text:tab/>- VLCD5 and XH18, (on/off) power button.</text:span></text:p>
      <text:p text:style-name="P11"><text:span text:style-name="T4"><text:tab/><text:tab/><text:tab/><text:tab/><text:tab/><text:tab/>- VLCD6, (-) button 2 seconds.</text:span></text:p>
      <text:p text:style-name="P14"><text:span text:style-name="T4"><text:tab/><text:tab/><text:tab/> <text:s text:c="5"/>“walk assist”<text:tab/><text:tab/>- VLCD5, (-) button 3 seconds.</text:span></text:p>
      <text:p text:style-name="P3"><text:span text:style-name="T4"><text:tab/><text:tab/><text:tab/><text:tab/><text:tab/><text:tab/>- VLCD6, (+) button 2 seconds.</text:span></text:p>
      <text:p text:style-name="P11"><text:span text:style-name="T4"><text:tab/><text:tab/><text:tab/><text:tab/><text:tab/><text:tab/>- XH18, throttle “Down” 5 seconds.</text:span></text:p>
      <text:p text:style-name="P14"><text:span text:style-name="T4"><text:tab/><text:tab/><text:tab/> <text:s text:c="5"/>“change of level”<text:tab/>- VLCD5 and VLCD6, (+) or (-) button.</text:span></text:p>
      <text:p text:style-name="P3"><text:span text:style-name="T4"><text:tab/><text:tab/><text:tab/><text:tab/><text:tab/><text:tab/>- XH18, throttle “Up” or “Down”.</text:span></text:p>
      <text:p text:style-name="P14"><text:span text:style-name="T4">The lights button is always active to turn the lights on and off if pressed once.</text:span></text:p>
      <text:p text:style-name="P3"><text:span text:style-name="T4">The additional functions can be recalled with a combination of the lights button, pressed twice consecutively (on/off) and the selected level.</text:span></text:p>
      <text:p text:style-name="P15">There are two ways of using the display, data display and parameter setting.</text:p>
      <text:p text:style-name="P7">The function to view the data is “Auto display data” (default enabled), the one to set parameters is “Set parameters” (default disabled). They can be enabled or disabled at the same time.</text:p>
      <text:p text:style-name="P3"><text:span text:style-name="T4">The default values can be changed in the configurator, or on the display by saving the configuration in eeprom.</text:span></text:p>
      <text:p text:style-name="P5"/>
      <text:p text:style-name="P3"><text:span text:style-name="T3">DATA DISPLAY</text:span></text:p>
      <text:p text:style-name="P14"><text:span text:style-name="T4">In this mode it is possible to view on the display data relating to the operation of the TSDZ2 Motor.</text:span></text:p>
      <text:p text:style-name="P3"><text:span text:style-name="T7">The data is displayed in the speed field, with values between 3.4 and 99.9. Lower values are ignored, this is a limitation of the displays.</text:span></text:p>
      <text:p text:style-name="P7">For better data resolution, set the wheel diameter, only on the display, to the maximum available.</text:p>
      <text:p text:style-name="P7">The data display is active at all driving levels (from 1 to 4, ECO - TOUR - SPORT - TURBO)</text:p>
      <text:p text:style-name="P3"><text:span text:style-name="T4">Level 0 - OFF is reserved for display's functions.</text:span></text:p>
      <text:p text:style-name="P15">Usage. When the lights are turned on, the data is automatically displayed in sequence, for the time set for each individual data, then the lights can be turned off or left on.</text:p>
      <text:p text:style-name="P3"><text:span text:style-name="T4">The type of data, the number of data, the order of the sequence and the display times of each individual data, are set in the configurator.</text:span></text:p>
      <text:p text:style-name="P11"><text:span text:style-name="T4">By default, two data are displayed, 1 - residual battery percentage, 2 - battery voltage, for a time of 5 seconds each.</text:span></text:p>
      <text:p text:style-name="P14"><text:span text:style-name="T4">If the "Set parameters" function is enabled, first the code and status of the selected parameter is displayed for 5 seconds, then the sequence of data.</text:span></text:p>
      <text:p text:style-name="P7">If the time of a data is set to zero, the display of that data is continuous, without time limit.</text:p>
      <text:p text:style-name="P3"><text:span text:style-name="T4">It is possible to interrupt the display sequence by turning off the lights.</text:span></text:p>
      <text:p text:style-name="P7">Changing the level before the end of time moves on to the next data, up to the last of the sequence.</text:p>
      <text:p text:style-name="P3"><text:span text:style-name="T4">If the lights are already on, to repeat the data display, simply turn them off and on again.</text:span></text:p>
      <text:p text:style-name="P7"/>
      <text:p text:style-name="P7">Attention, be aware that the display always interprets the data received as a speed and consequently increases the odometer value, even when the bike is stationary.</text:p>
      <text:p text:style-name="P3"><text:soft-page-break/><text:span text:style-name="T4">Enabling "Odometer compensation" in the configurator (default disabled), it will compensate for this increase not traveled.</text:span></text:p>
      <text:p text:style-name="P3"><text:span text:style-name="T4">During compensation the speed displayed while driving remains at zero until the compensation operation has completed.</text:span></text:p>
      <text:p text:style-name="P15">When the display is turned on, a data selected in the configurator is displayed for 5 seconds. </text:p>
      <text:p text:style-name="P11"><text:span text:style-name="T7">Available data: None = no data, Soc% = residual battery percentage (default), Volts = battery voltage.</text:span></text:p>
      <text:p text:style-name="P12">The displayed data also serves as a reference for the waiting time before putting your feet on the pedals.</text:p>
      <text:p text:style-name="P13"/>
      <text:p text:style-name="P11"><text:span text:style-name="T3">PARAMETERS SETTING – FUNCTIONS</text:span></text:p>
      <text:p text:style-name="P15">Parameter management is organized as a menu, where the 5 levels are the main items and 3 sub-items</text:p>
      <text:p text:style-name="P11"><text:span text:style-name="T4">for each level.</text:span></text:p>
      <text:p text:style-name="P11"><text:span text:style-name="T4">To changing the settings, "Set parameters" function must be enabled (default disabled).</text:span></text:p>
      <text:p text:style-name="P14"><text:span text:style-name="T4">Usage. Choose the level (item in the main menu), the first time the lights key (on) is pressed, a code is displayed which, combined with the selected level, identifies the parameter to be modified.</text:span></text:p>
      <text:p text:style-name="P3"><text:span text:style-name="T4">By pressing the lights button a second time (off) within 5 seconds, the change is confirmed and the code flashes.</text:span></text:p>
      <text:p text:style-name="P3"><text:span text:style-name="T4">At this point you still have 5 seconds while the code flashes, to pass to the next parameter, again by pressing the lights button. In this case the previous modification is ignored, otherwise at the end of the 5 seconds with a flashing code, the modification is confirmed.</text:span></text:p>
      <text:p text:style-name="P14"><text:span text:style-name="T4">The codes of the secondary menus are in sequence E02, E03, E04.</text:span></text:p>
      <text:p text:style-name="P7">Attention, in the sequence of the secondary menus only the last parameter set remains confirmed.</text:p>
      <text:p text:style-name="P3"><text:span text:style-name="T4">Attention, do not confuse the error codes with those of the parameters, the latter are always voluntarily displayed by pressing the lights button. Error codes are displayed automatically.</text:span></text:p>
      <text:p text:style-name="P7">Even in the presence of an error, you can access the parameter setting.</text:p>
      <text:p text:style-name="P3"><text:span text:style-name="T4">Once the operation is completed, the error code returns if still present.</text:span></text:p>
      <text:p text:style-name="P14"><text:span text:style-name="T4">The "Set parameters" function is enabled/disabled at level 0-OFF by setting E02 - SET PARAMETER, lights button twice (on/off) until E02 flashing.</text:span></text:p>
      <text:p text:style-name="P3"><text:span text:style-name="T4">Now you can change the setting of the other parameters as shown in the menu listed below.</text:span></text:p>
      <text:p text:style-name="P7">It is an extra step, but also a safety against involuntary changes.</text:p>
      <text:p text:style-name="P3"><text:span text:style-name="T4">Select the desired menu level and the parameter to be modified following the procedure described.</text:span></text:p>
      <text:p text:style-name="P14"><text:span text:style-name="T4">During the modification of a parameter, in addition to the identification code, the status of the parameter is also displayed.</text:span></text:p>
      <text:p text:style-name="P3"><text:span text:style-name="T4">The first time the lights button is pressed (on), the current status is displayed, the second time (off) with a flashing code, the new modified status is displayed.</text:span></text:p>
      <text:p text:style-name="P7">With XH18, code and status are in two different fields and therefore are displayed simultaneously.</text:p>
      <text:p text:style-name="P3"><text:span text:style-name="T4">With VLCD5/6, code and status alternate as they are displayed in the same speed field.</text:span></text:p>
      <text:p text:style-name="P7">The parameters are always enabled and disabled in the same menu position, the status is indicated by the first number on the left in the speed field, 1 = enable 0 = disable.</text:p>
      <text:p text:style-name="P7">The assistance modes can be identified with a number from 1 to 6 as listed below.</text:p>
      <text:p text:style-name="P3"><text:span text:style-name="T4">The configuration of the lights with a number from 0 to 8 according to the choices made in the configurator.</text:span></text:p>
      <text:p text:style-name="P14"><text:span text:style-name="T4">The menu items are in order of priority, with the ones most likely to be used first.</text:span></text:p>
      <text:p text:style-name="P3"><text:span text:style-name="T4">There is no command to return to default values, if necessary, just turn it off and on again.</text:span></text:p>
      <text:p text:style-name="P14"><text:span text:style-name="T4">The "Auto display data" function is enabled/disabled at level 0-OFF by setting E03 - AUTO DISPLAY DATA, lights button 2 + 2 times until E03 flashing.</text:span></text:p>
      <text:p text:style-name="P3"><text:span text:style-name="T4">It is possible to save the current settings as default, at level 0-OFF, set E04-SAVE DEFAULT, lights button 2 + 2 + 2 times until E04 flashing.</text:span></text:p>
      <text:p text:style-name="P14"><text:span text:style-name="T4">Procedure for manually setting the remaining battery percentage.</text:span></text:p>
      <text:p text:style-name="P3"><text:span text:style-name="T4">Select level 4-TURBO and press the lights button twice (on / off) within 5 seconds of power on.</text:span></text:p>
      <text:p text:style-name="P7">At the first pressure (on) the previously stored percentage is displayed, at the second pressure (off) the real percentage, calculated with the voltage values used for the battery bars.</text:p>
      <text:p text:style-name="P3"><text:span text:style-name="T4">Useful when putting in a battery that is not fully charged or when first switching on after flashing the program.</text:span></text:p>
      <text:p text:style-name="P7"><text:soft-page-break/>When the battery is fully charged, the 99.9% reset is automatic.</text:p>
      <text:p text:style-name="P8"/>
      <text:p text:style-name="P3"><text:span text:style-name="T5">Description of the menu items and values of the default assistance levels:</text:span></text:p>
      <text:p text:style-name="P14"><text:span text:style-name="T4">LEVEL 0 - OFF <text:s text:c="3"/>-&gt;<text:tab/>DISPLAY FUNCTION<text:tab/>display’s functions and <text:s/>save settings</text:span></text:p>
      <text:p text:style-name="P14"><text:span text:style-name="T4"><text:tab/>E02<text:tab/>- SET PARAMETER<text:tab/><text:tab/>enable (1) / disable (0)</text:span></text:p>
      <text:p text:style-name="P14"><text:span text:style-name="T4"><text:tab/>E03 <text:tab/>- AUTO DISPLAY DATA<text:tab/>enable (1) / disable (0)</text:span></text:p>
      <text:p text:style-name="P14"><text:span text:style-name="T4"><text:tab/>E04 <text:tab/>- SAVE DEFAULT<text:tab/><text:tab/>to save the current settings (become the default)</text:span></text:p>
      <text:p text:style-name="P7"/>
      <text:p text:style-name="P3"><text:span text:style-name="T4">LEVEL 1 - ECO <text:s text:c="3"/>-&gt;<text:tab/>MOTOR FUNCTION<text:tab/>street and motor functions</text:span></text:p>
      <text:p text:style-name="P14"><text:span text:style-name="T4"><text:tab/>E02 <text:tab/>- STREET MODE<text:tab/><text:tab/>enable (1) / disable (0)</text:span></text:p>
      <text:p text:style-name="P14"><text:span text:style-name="T4"><text:tab/>E03 <text:tab/>- STARTUP BOOST<text:tab/><text:tab/>enable (1) / disable (0)</text:span></text:p>
      <text:p text:style-name="P17"><text:span text:style-name="T4">E04 <text:tab/>- TORQUE SENSOR ADV.<text:tab/>enable (1) / disable (0) and torque sensor calibration</text:span></text:p>
      <text:p text:style-name="P7"/>
      <text:p text:style-name="P3"><text:span text:style-name="T4">LEVEL 2 - TOUR <text:s/>-&gt; <text:s/><text:tab/>ASSIST MODE 1<text:tab/>change of assistance mode 1</text:span></text:p>
      <text:p text:style-name="P14"><text:span text:style-name="T4"><text:tab/>E02 <text:s text:c="3"/>1<text:tab/>- POWER ASSIST<text:tab/>ECO-50 <text:s text:c="2"/>TOUR-100 <text:s/>SPORT-180 <text:s text:c="2"/>TURBO-280<text:tab/> (30-500%)</text:span></text:p>
      <text:p text:style-name="P14"><text:span text:style-name="T4"><text:tab/>E03 <text:s text:c="3"/>2<text:tab/>- TORQUE ASSIST<text:tab/>ECO-50 <text:s text:c="2"/>TOUR-80 <text:s text:c="3"/>SPORT-110 <text:s text:c="2"/>TURBO-140<text:tab/> (up to 254)</text:span></text:p>
      <text:p text:style-name="P14"><text:span text:style-name="T4"><text:tab/>E04 <text:s text:c="3"/>3<text:tab/>- CADENCE ASSIST<text:tab/>ECO-50 <text:s text:c="2"/>TOUR-85 <text:s text:c="3"/>SPORT-120 <text:s text:c="2"/>TURBO-160<text:tab/> (up to 254)</text:span></text:p>
      <text:p text:style-name="P7"/>
      <text:p text:style-name="P3"><text:span text:style-name="T4">LEVEL 3 - SPORT -&gt; <text:tab/>ASSIST MODE 2<text:tab/>change of assistance mode 2</text:span></text:p>
      <text:p text:style-name="P14"><text:span text:style-name="T4"><text:tab/>E02 <text:s text:c="3"/>4<text:tab/>- EMTB ASSIST<text:tab/>ECO-6 <text:s text:c="4"/>TOUR-8 <text:s text:c="4"/>SPORT-10 <text:s text:c="2"/>TURBO-12<text:tab/>(1-20)</text:span></text:p>
      <text:p text:style-name="P14"><text:span text:style-name="T4"><text:tab/>E03 <text:s text:c="3"/>5<text:tab/>- HYBRID ASSIST<text:tab/>combined values of POWER and TORQUE</text:span></text:p>
      <text:p text:style-name="P14"><text:span text:style-name="T4"><text:tab/>E04 <text:s text:c="3"/>6<text:tab/>- CRUISE MODE<text:tab/>ECO-15 <text:s text:c="2"/>TOUR-18 <text:s text:c="2"/>SPORT-21 <text:s text:c="2"/>TURBO-24<text:tab/>(km/h)</text:span></text:p>
      <text:p text:style-name="P7"/>
      <text:p text:style-name="P3"><text:span text:style-name="T4">LEVEL 4 - TURBO <text:s/>-&gt; <text:s/>LIGHTS MODE<text:tab/><text:tab/>lights configuration</text:span></text:p>
      <text:p text:style-name="P14"><text:span text:style-name="T4"><text:tab/>E02 <text:s text:c="3"/>1<text:tab/>- LIGHTS FLASHING<text:tab/><text:tab/><text:tab/>Lights ON (0) / Lights FLASHING (1)</text:span></text:p>
      <text:p text:style-name="P14"><text:span text:style-name="T4"><text:tab/>E03 <text:s text:c="3"/>6<text:tab/>- LIGHTS ON &amp; BRAKE FLASHING <text:s/>or <text:tab/>ASSIST WITHOUT PEDALIG ROTATION (0 / 1)</text:span></text:p>
      <text:p text:style-name="P14"><text:span text:style-name="T4"><text:tab/>E04 <text:s text:c="3"/>7<text:tab/>- LIGHTS FLASHING &amp; BRAKE ON <text:s/>or <text:s/>ASSIST WITH SENSORS ERROR (0 / 1)</text:span></text:p>
      <text:p text:style-name="P16">Choice of assistance mode</text:p>
      <text:p text:style-name="P14"><text:span text:style-name="T4">6 types of assistance modes are available, choose your preferred one.</text:span></text:p>
      <text:p text:style-name="P14"><text:span text:style-name="T4">1 - POWER ASSIST <text:s text:c="2"/><text:tab/>assistance proportional to the power on the pedals</text:span></text:p>
      <text:p text:style-name="P11"><text:span text:style-name="T4">2 - TORQUE ASSIST <text:s/><text:tab/>assistance proportional to the torque on the pedals</text:span></text:p>
      <text:p text:style-name="P11"><text:span text:style-name="T7">3 - CADENCE ASSIST<text:tab/>assistance subordinated to the movement of the pedals</text:span></text:p>
      <text:p text:style-name="P11"><text:span text:style-name="T7">4 - EMTB ASSIST <text:s text:c="3"/><text:tab/><text:tab/>assistance with progressive percentage of the torque on the pedals</text:span></text:p>
      <text:p text:style-name="P11"><text:span text:style-name="T7">5 - HYBRID ASSIST<text:tab/><text:tab/>combined power + torque assistance</text:span></text:p>
      <text:p text:style-name="P11"><text:span text:style-name="T7">6 - CRUISE MODE<text:tab/><text:tab/>assistance with speed control.</text:span></text:p>
      <text:p text:style-name="P15">In each mode, there are 4 levels of assistance ECO(1) - TOUR(2) - SPORT(3) - TURBO(4).</text:p>
      <text:p text:style-name="P11"><text:span text:style-name="T4">The assistance values for each level and for each mode can be modified in the configurator.</text:span></text:p>
      <text:p text:style-name="P11"><text:span text:style-name="T4">At level 0-OFF the motor provides NO assistance.</text:span></text:p>
      <text:p text:style-name="P3"><text:span text:style-name="T4">The assistance mode is set at level 2 or level 3, as indicated in the previous table, by pressing the lights button twice (on / off) for each position (E02 - E03 - E04).</text:span></text:p>
      <text:p text:style-name="P3"><text:span text:style-name="T4">The power-on assistance mode (default "Power assist") can be changed in the configurator, or by saving the chosen mode on the display.</text:span></text:p>
      <text:p text:style-name="P7"/>
      <text:p text:style-name="P3"><text:span text:style-name="T5">How to activate WALK ASSIST</text:span></text:p>
      <text:p text:style-name="P14"><text:span text:style-name="T7">To be used when assistance is needed to push the bike on foot. </text:span><text:span text:style-name="T4">(Up to 6 km/h.).</text:span></text:p>
      <text:p text:style-name="P3"><text:soft-page-break/><text:span text:style-name="T7">Activated with the dedicated button, consult the manual of your display.</text:span></text:p>
      <text:p text:style-name="P6">There are 4 levels of assistance ECO(1) - TOUR(2) - SPORT(3) - TURBO(4).</text:p>
      <text:p text:style-name="P3"><text:span text:style-name="T7">The assistance values can be modified in the configurator.</text:span></text:p>
      <text:p text:style-name="P3"><text:span text:style-name="T7">At level 0-OFF no assistance except for the VLCD5 and XH18 displays.</text:span></text:p>
      <text:p text:style-name="P14"><text:span text:style-name="T4">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span></text:p>
      <text:p text:style-name="P15">Using low gears, high gears stress the transmission.</text:p>
      <text:p text:style-name="P7">An anti-rebound time is available on the walk assist activation button, useful on rough terrain when a</text:p>
      <text:p text:style-name="P7">jolt to bike can cause the button to be released accidentally.</text:p>
      <text:p text:style-name="P3"><text:span text:style-name="T4">To be enabled and configured, see the parameter configuration guide.</text:span></text:p>
      <text:p text:style-name="P8"/>
      <text:p text:style-name="P3"><text:span text:style-name="T5">Choice of Street /Off-Road mode</text:span></text:p>
      <text:p text:style-name="P14"><text:span text:style-name="T4">Street mode, it is enabled/disabled at level 1, by setting E02 - STREET MODE, lights button twice until E02 flashing.</text:span></text:p>
      <text:p text:style-name="P7">It is a function that can be configured as a legal driving mode, it is possible to limit the speed and power of the engine. The throttle, cruise mode and walk assist are disabled.</text:p>
      <text:p text:style-name="P7">For these settings, see the Parameter Configuration Guide.</text:p>
      <text:p text:style-name="P3"><text:span text:style-name="T4">Inquire about legislative restrictions regarding engine speed and power limits.</text:span></text:p>
      <text:p text:style-name="P7">Off-road mode, activates with road mode disabled.</text:p>
      <text:p text:style-name="P3"><text:span text:style-name="T4">For use outside public roads, you can set speed and power limits other than those in road mode.</text:span></text:p>
      <text:p text:style-name="P7"/>
      <text:p text:style-name="P3"><text:span text:style-name="T5">Choice of <text:s/>S</text:span><text:span text:style-name="T8">tartup boost</text:span></text:p>
      <text:p text:style-name="P14"><text:span text:style-name="T4">The BOOST function, if enabled, increases assistance at departure and at low cadence in "Power assist" mode.</text:span></text:p>
      <text:p text:style-name="P3"><text:span text:style-name="T4">It is enabled/disabled at level 1, by setting E03 - STARTUP BOOST, lights button 2 + 2 times until E03 flashing.</text:span></text:p>
      <text:p text:style-name="P8"/>
      <text:p text:style-name="P3"><text:span text:style-name="T5">Choice of torque sensor advanced</text:span></text:p>
      <text:p text:style-name="P14"><text:span text:style-name="T4">The “Torque sensor advanced” function, if enabled, optimizes the range of use of the torque sensor.</text:span></text:p>
      <text:p text:style-name="P7">Calibration required, see parameter configuration guide.</text:p>
      <text:p text:style-name="P3"><text:span text:style-name="T4">It is enabled/disabled at level 1, by setting E04 - TORQUE SENSOR ADV, lights button 2 + 2 + 2 times until E04 flashing.</text:span></text:p>
      <text:p text:style-name="P14"><text:span text:style-name="T6">Torque sensor ADC calibration.</text:span></text:p>
      <text:p text:style-name="P11"><text:span text:style-name="T4">In this menu position with E04 flashing, by pressing the lights button again (on), the ADC value of the torque sensor is displayed for 5 seconds, by pressing it again (off) the display time increases to 25 seconds, sufficient to obtain the ADC calibration values to be entered in the configurator.</text:span></text:p>
      <text:p text:style-name="P14"><text:span text:style-name="T4">The ADC value of the torque sensor without any push on the pedals in "Pedal torque ADC offset".</text:span></text:p>
      <text:p text:style-name="P9">The ADC value of the torque sensor with the maximum thrust applied to the pedal (cyclist standing, on the right pedal in horizontal position) in “Pedal torque ADC max”.</text:p>
      <text:p text:style-name="P3"><text:span text:style-name="T13">To end the operation before the end of the time, change the level, or continue for the next calibration</text:span><text:span text:style-name="T4">.</text:span></text:p>
      <text:p text:style-name="P14"><text:span text:style-name="T6">Calibration of the ADC conversion factor of the torque sensor.</text:span></text:p>
      <text:p text:style-name="P7">Still with E04 flashing, press the lights button (on), the ADC conversion factor value is displayed for 5 seconds (default 67), by pressing the lights button again (off) the display time increases to 25 seconds, now yes can perform calibration of ADC conversion factor.</text:p>
      <text:p text:style-name="P3"><text:span text:style-name="T4">The purpose of this calibration is to obtain a correct calculation of the human power (up to 40 kg).</text:span></text:p>
      <text:p text:style-name="P14"><text:span text:style-name="T4">Prepare a weight between 20 and 25 kg max, which can be hung on the pedal in a horizontal position.</text:span></text:p>
      <text:p text:style-name="P7">Within 25 seconds, hang the weight on the pedal and, with the value shown on the display, activate walk assist.</text:p>
      <text:p text:style-name="P3"><text:soft-page-break/><text:span text:style-name="T4">Another number appears on the display which gradually increases; release walk assist when the displayed value corresponds to the weight on the pedal.</text:span></text:p>
      <text:p text:style-name="P7">After the release of walk assist, the display shows the new calculated value of the ADC conversion factor.</text:p>
      <text:p text:style-name="P7">Take note of this value to update the “Pedal torque ADC step” parameter in the configurator.</text:p>
      <text:p text:style-name="P3"><text:span text:style-name="T4">Wait for the flashing E04 to end, or change level to end the procedure.</text:span></text:p>
      <text:p text:style-name="P12">This parameter is used only in “Power assist” mode.</text:p>
      <text:p text:style-name="P12">Attention, the calculated value can be very different from the default one, so much so as to require a modification of the assistance values at all “Power assist” levels.</text:p>
      <text:p text:style-name="P11"><text:span text:style-name="T4">This calibration is not essential, it is recommended only if you want a precise calculation of the human power and possibly view it on the display.</text:span></text:p>
      <text:p text:style-name="P16">Choice of lights configuration</text:p>
      <text:p text:style-name="P14"><text:span text:style-name="T7">There are 3 modes besides the default one, choose the preferred one.</text:span></text:p>
      <text:p text:style-name="P3"><text:span text:style-name="T7">Default <text:s/>With light control ON, on</text:span></text:p>
      <text:p text:style-name="P3"><text:span text:style-name="T7">E02<text:tab/> <text:s text:c="3"/>With light control ON, flashing</text:span></text:p>
      <text:p text:style-name="P3"><text:span text:style-name="T7">E03<text:tab/> <text:s text:c="3"/>With light control ON, on and flashing during braking also with light control OFF</text:span></text:p>
      <text:p text:style-name="P3"><text:span text:style-name="T7">E04<text:tab/> <text:s text:c="3"/>With light control ON, flashing and on during braking also with light control OFF</text:span></text:p>
      <text:p text:style-name="P14"><text:span text:style-name="T7">Braking modes are only available with brake sensors installed.</text:span></text:p>
      <text:p text:style-name="P3"><text:span text:style-name="T4">For other modes, consult the parameter configuration guide.</text:span></text:p>
      <text:p text:style-name="P11"><text:span text:style-name="T4">The lighting configuration is set at level 4, as indicated in the previous table, by pressing the lights button twice (on/off) for each position. For use, the lights must also be enabled in the configurator.</text:span></text:p>
      <text:p text:style-name="P11"><text:span text:style-name="T4">Positions E03 and E04 can be used for alternative functions, see the configurator guide.</text:span></text:p>
      <text:p text:style-name="P11"><text:span text:style-name="T4">E03 - To enable/disable assistance at start-up without pedals rotation.</text:span></text:p>
      <text:p text:style-name="P11"><text:span text:style-name="T4">E04 - To enable assistance even in the presence of an error, such as a sensor failure.</text:span></text:p>
      <text:p text:style-name="P12"/>
      <text:p text:style-name="P11"><text:span text:style-name="T5">Original display settings.</text:span></text:p>
      <text:p text:style-name="P15">Notes on settings in the hidden display functions menu.</text:p>
      <text:p text:style-name="P3"><text:span text:style-name="T4">Consult the manual of the installed model.</text:span></text:p>
      <text:p text:style-name="P3"><text:span text:style-name="T4">- 6 km/h, if present set to 1-ON to use the walk assist mode. Also enable in the configurator.</text:span></text:p>
      <text:p text:style-name="P18"><text:span text:style-name="T4">- wheel diameter, set the wheel diameter in inches. Attention, this value is no longer used for calculating the speed and kilometers traveled, but only for displaying the data. For better data resolution, set the wheel diameter to the maximum available (on display only).</text:span></text:p>
      <text:p text:style-name="P18"><text:span text:style-name="T4">- speed units, speed unit and odometer. Set your preferred km/h-km or mph-miles. Set the same units of measure also in the configurator.</text:span></text:p>
      <text:p text:style-name="P18"><text:span text:style-name="T4">- speed limit, by default it is not used, the speed limits are those set in the configurator, if you prefer to use the one on the display as the maximum speed limit, enable the "Set max speed from display" parameter in the configurator.</text:span></text:p>
      <text:p text:style-name="P20">However, the speed limit in STREET mode is always active.</text:p>
      <text:p text:style-name="P19"><text:span text:style-name="T4">Attention, when the speed limit on the display is lower than that in STREET mode, the one on the display has priority. Example: - display limit 30 km / h, STREET limit 25 km / h, limit used 25 km / h</text:span></text:p>
      <text:list xml:id="list3963289546" text:style-name="WW8Num3">
        <text:list-item>
          <text:p text:style-name="P2">display limit 20 km / h, STREET limit 25 km / h, limit used 20 km / h</text:p>
        </text:list-item>
      </text:list>
      <text:p text:style-name="P7"/>
      <text:p text:style-name="P5">ERROR CODES</text:p>
      <text:p text:style-name="P14"><text:span text:style-name="T7">The errors and related codes listed in the original display manuals are no longer valid.</text:span></text:p>
      <text:p text:style-name="P3"><text:span text:style-name="T4">Attention, the presence of an error disables assistance in all modes. It is however possible to force assistance even with an error if this is caused by a problem with a sensor, torque, cadence or speed.</text:span></text:p>
      <text:p text:style-name="P3"><text:span text:style-name="T4">You will have to choose the assistance mode that does not involve the use of the faulty sensor.</text:span></text:p>
      <text:p text:style-name="P12">In the configurator "Lights mode 3" must be set to 10 - "Assistance with sensors error".</text:p>
      <text:p text:style-name="P11"><text:span text:style-name="T4">Enable at level 4-TURBO, E04 - ASSIST WITH SENSORS ERROR, by pressing the lights button 2 + 2 + 2 times until E04 flashes. Attention, this function cannot be set in the configurator, at power on it is always disabled, it is however possible to save the setting in eeprom on the display.</text:span></text:p>
      <text:p text:style-name="P11"><text:span text:style-name="T4">Use only in case of need, with this function enabled there are limitations in assistance.</text:span></text:p>
      <text:p text:style-name="P7"><text:soft-page-break/></text:p>
      <text:p text:style-name="P3"><text:span text:style-name="T4">Error codes and description:</text:span></text:p>
      <text:p text:style-name="P14"><text:span text:style-name="T4">E01 - ERROR_OVERVOLTAGE (E06 flashing for XH18)</text:span></text:p>
      <text:p text:style-name="P15">Battery voltage higher than the maximum expected value.</text:p>
      <text:p text:style-name="P7">Probable error in setting the battery parameters.</text:p>
      <text:p text:style-name="P15">E02 - ERROR_TORQUE_SENSOR</text:p>
      <text:p text:style-name="P14"><text:span text:style-name="T4">A mechanical problem may have occurred with the torque sensor or the calibration at startup has not been performed correctly. A torque was probably applied to the pedals during power on.</text:span></text:p>
      <text:p text:style-name="P3"><text:span text:style-name="T4">Switch off and on again so that the system can recalibrate, without forcing the pedals.</text:span></text:p>
      <text:p text:style-name="P3"><text:span text:style-name="T4">If the "Torque sensor advanced" function is enabled, check on the display if the value of "Pedal torque ADC offset" with free pedals and "Pedal torque ADC max" with maximum effort, correspond to those entered in the configurator.</text:span></text:p>
      <text:p text:style-name="P14"><text:span text:style-name="T4">E03 - ERROR_CADENCE_SENSOR</text:span></text:p>
      <text:p text:style-name="P14"><text:span text:style-name="T4">While pedaling, no pulses are generated by the cadence sensor, possibly defective.</text:span></text:p>
      <text:p text:style-name="P15">E04 - ERROR_MOTOR_BLOCKED</text:p>
      <text:p text:style-name="P15">Motor or wheel blocked, excessive current absorption without motor rotation.</text:p>
      <text:p text:style-name="P3"><text:span text:style-name="T4">Check the cause. After 6 seconds the error disappears and the bike can be reused.</text:span></text:p>
      <text:p text:style-name="P3"><text:span text:style-name="T4">If the error recurs, check the "Error motor blocked" parameters in the configurator.</text:span></text:p>
      <text:p text:style-name="P15">E06 - ERROR_OVERTEMPERATURE</text:p>
      <text:p text:style-name="P14"><text:span text:style-name="T4">If the parameter “Temperature error with min limit” is enabled (default enabled), it indicates that the motor temperature has exceeded the minimum set value. The motor is running on limited power.</text:span></text:p>
      <text:p text:style-name="P3"><text:span text:style-name="T4">The power gradually decreases up to the maximum temperature limit, then the engine stops. If, on the other hand, the parameter is disabled, the error code indicates that the maximum temperature limit has been exceeded, the motor has stopped after the power limitation. Only with temperature sensor installed.</text:span></text:p>
      <text:p text:style-name="P14"><text:span text:style-name="T4">E08 - ERROR_SPEED_SENSOR<text:tab/></text:span></text:p>
      <text:p text:style-name="P15">Faulty speed sensor or magnet too far away.</text:p>
      <text:p text:style-name="P14"><text:span text:style-name="T4">E09 - ERROR_WRITE_EEPROM (E08 flashing per XH18)</text:span></text:p>
      <text:p text:style-name="P15">Error writing to eeprom. Turn it off and on again to try again.</text:p>
      <text:p text:style-name="P3"><text:span text:style-name="T4">Writing to eeprom occurs only the first time it is turned on after loading the program, or manually via the display comma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4.805cm" fo:text-indent="-0.635cm" fo:margin-left="4.805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6.075cm" fo:text-indent="-0.635cm" fo:margin-left="6.0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7.345cm" fo:text-indent="-0.635cm" fo:margin-left="7.3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615cm" fo:text-indent="-0.635cm" fo:margin-left="8.6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9.885cm" fo:text-indent="-0.635cm" fo:margin-left="9.8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11.155cm" fo:text-indent="-0.635cm" fo:margin-left="11.15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425cm" fo:text-indent="-0.635cm" fo:margin-left="12.4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3.695cm" fo:text-indent="-0.635cm" fo:margin-left="13.6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4.965cm" fo:text-indent="-0.635cm" fo:margin-left="14.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5"><draw:text-box fo:min-height="0.058cm" fo:min-width="0cm"><text:p text:style-name="Footer"><text:span text:style-name="Page_20_Number"><text:span text:style-name="MT1"><text:page-number text:select-page="current">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28T11:17:00</dc:date>
    <meta:print-date>2021-01-08T20:14:00</meta:print-date>
    <meta:editing-cycles>345</meta:editing-cycles>
    <meta:editing-duration>P4DT34M</meta:editing-duration>
    <meta:document-statistic meta:table-count="0" meta:image-count="0" meta:object-count="0" meta:page-count="6" meta:paragraph-count="200" meta:word-count="3259" meta:character-count="18920" meta:non-whitespace-character-count="15678"/>
    <meta:generator>LibreOffice/7.0.4.2$Windows_X86_64 LibreOffice_project/dcf040e67528d9187c66b2379df5ea4407429775</meta:generator>
  </office:meta>
</office:document-meta>
</file>